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5pt" style:font-size-asian="15pt" style:font-size-complex="15pt"/>
    </style:style>
    <style:style style:name="P2" style:parent-style-name="Standard" style:family="paragraph">
      <style:text-properties fo:color="#00A933"/>
    </style:style>
    <style:style style:name="P3" style:parent-style-name="Standard" style:family="paragraph">
      <style:text-properties fo:color="#00A933"/>
    </style:style>
    <style:style style:name="P4" style:parent-style-name="Standard" style:family="paragraph">
      <style:text-properties fo:color="#00A933"/>
    </style:style>
    <style:style style:name="P5" style:parent-style-name="Standard" style:family="paragraph">
      <style:text-properties fo:color="#00A933"/>
    </style:style>
    <style:style style:name="P6" style:parent-style-name="Standard" style:family="paragraph">
      <style:text-properties fo:color="#00A933"/>
    </style:style>
  </office:automatic-styles>
  <office:body>
    <office:text text:use-soft-page-breaks="true">
      <text:p text:style-name="P1">Datsik Alexander Gennadievich</text:p>
      <text:p text:style-name="P2">C++ Developer</text:p>
      <text:p text:style-name="Standard"/>
      <text:p text:style-name="Standard">+375298978293</text:p>
      <text:p text:style-name="Standard"><text:a xlink:href="mailto:ag.datsik@gmail.com" office:target-frame-name="_top" xlink:show="replace">ag.datsik@gmail.com</text:a></text:p>
      <text:p text:style-name="Standard">https://t.me/Dacent_Fendrik</text:p>
      <text:p text:style-name="Standard"><text:a xlink:href="https://github.com/0Fendrik" office:target-frame-name="_top" xlink:show="replace">https://github.com/0Fendrik</text:a></text:p>
      <text:p text:style-name="Standard">Location: Minsk, Belarus</text:p>
      <text:p text:style-name="Standard"/>
      <text:p text:style-name="P3">EDUCATION</text:p>
      <text:p text:style-name="Standard">● Bachelor of Science – Applied Mathematics</text:p>
      <text:p text:style-name="Standard">AUG 2022 - JUN 2026</text:p>
      <text:p text:style-name="Standard">Faculty of Applied Mathematics and Computer Science, Belarussian State University, Minsk,</text:p>
      <text:p text:style-name="Standard">Belarus</text:p>
      <text:p text:style-name="Standard">Main courses:</text:p>
      <text:p text:style-name="Standard">- Algorithms and Data Structures</text:p>
      <text:p text:style-name="Standard">- Theory of Probability</text:p>
      <text:p text:style-name="Standard">- Geometry and Algebra</text:p>
      <text:p text:style-name="Standard">- Mathematical Analysis</text:p>
      <text:p text:style-name="Standard">- Computer Science (C++, Java)</text:p>
      <text:p text:style-name="Standard">- Discrete Mathematics and Mathematical Logic</text:p>
      <text:p text:style-name="Standard"/>
      <text:p text:style-name="P4">TECHNICAL SKILLS</text:p>
      <text:p text:style-name="Standard">С++: OOP, WinAPI</text:p>
      <text:p text:style-name="Standard">SQL: MySQL, SQLite</text:p>
      <text:p text:style-name="Standard">JavaScript: OOP</text:p>
      <text:p text:style-name="Standard">Go: OOP</text:p>
      <text:p text:style-name="Standard"/>
      <text:p text:style-name="P5">LANGUAGES</text:p>
      <text:p text:style-name="Standard">English - Beginner</text:p>
      <text:p text:style-name="Standard">Russian - Native</text:p>
      <text:p text:style-name="Standard"/>
      <text:p text:style-name="P6">ADDITIONAL</text:p>
      <text:p text:style-name="Standard">Participated in sports programming Olympiads. I served in the internal troops of the Republic of Belarus as a deputy platoon command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Александр Дацик</dc:creator>
    <meta:creation-date>2024-03-04T08:23:00Z</meta:creation-date>
    <dc:date>2025-09-09T07:51:00Z</dc:date>
    <meta:template xlink:href="Normal" xlink:type="simple"/>
    <meta:editing-cycles>4</meta:editing-cycles>
    <meta:editing-duration>PT1620S</meta:editing-duration>
    <meta:document-statistic meta:page-count="1" meta:paragraph-count="1" meta:word-count="133" meta:character-count="891" meta:row-count="6" meta:non-whitespace-character-count="759"/>
  </office:meta>
</office:document-meta>
</file>